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1965in"/>
      <style:text-properties fo:font-weight="normal"/>
    </style:style>
    <style:style style:name="P2" style:family="paragraph" style:parent-style-name="Text_20_body">
      <style:text-properties fo:font-weight="normal"/>
    </style:style>
    <style:style style:name="P3"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 fo:font-size="36pt" fo:font-style="normal" style:text-underline-style="none" fo:font-weight="normal" style:text-blinking="false" fo:background-color="transparent"/>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6" style:family="paragraph" style:parent-style-name="Text_20_body">
      <style:paragraph-properties fo:margin-left="0.5in" fo:margin-right="0in" fo:margin-top="0in" fo:margin-bottom="0in" fo:line-height="114%" fo:text-indent="0in" style:auto-text-indent="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T1" style:family="text">
      <style:text-properties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62701694-2271-e52d-78a6-8d15b7e99b6e"/><text:line-break/><text:line-break/><text:line-break/><text:line-break/><text:line-break/></text:p>
      <text:p text:style-name="P3"/>
      <text:p text:style-name="P3"/>
      <text:p text:style-name="P3">Air Hockey</text:p>
      <text:p text:style-name="Text_20_body"/>
      <text:p text:style-name="P3">Albert Wohletz</text:p>
      <text:p text:style-name="P3">Collin Sorkin</text:p>
      <text:p text:style-name="P3">Brian Catudan</text:p>
      <text:p text:style-name="P2"><text:line-break/><text:line-break/><text:line-break/><text:line-break/><text:line-break/><text:line-break/><text:line-break/></text:p>
      <text:p text:style-name="P4"/>
      <text:p text:style-name="P4"/>
      <text:p text:style-name="P4"/>
      <text:p text:style-name="P4"/>
      <text:p text:style-name="P4"/>
      <text:p text:style-name="P4"/>
      <text:p text:style-name="P4"/>
      <text:p text:style-name="P4"/>
      <text:p text:style-name="P4"/>
      <text:p text:style-name="P4"/>
      <text:p text:style-name="P4"><text:soft-page-break/>Overview</text:p>
      <text:p text:style-name="P5">This is a very simple air hockey game that can be played by one player against the computer or two players. To win this game all you need to do is get to seven before your opponent. To score a goal you need to hit the puck to the opposite players wall. To build this game we used the bullet physics engine along with OpenGL. This helps the movement of both players and the collision with the puck and walls. We used assimp to load our models and textures along with ImageMagick which is we used for loading images for textures. </text:p>
      <text:p text:style-name="Text_20_body"/>
      <text:p text:style-name="P4">EC</text:p>
      <text:p text:style-name="P5">-Simple AI</text:p>
      <text:p text:style-name="P5">-Toggle for AI/Human Control</text:p>
      <text:p text:style-name="P5">-Sound Effects</text:p>
      <text:p text:style-name="P5">-High Scores</text:p>
      <text:p text:style-name="P5">-Text 2D Display</text:p>
      <text:p text:style-name="Text_20_body"/>
      <text:p text:style-name="P4">User Manual</text:p>
      <text:p text:style-name="P5">By default the program starts in player vs AI mode.  You can change this by bringing up the menu and clicking “Toggle AI.”  </text:p>
      <text:p text:style-name="P5">When the puck reaches either goal line, positions will be reset, and the scoring player will gain a point.  Player’s paddles are not allowed to go over the middle line.</text:p>
      <text:p text:style-name="Text_20_body"/>
      <text:p text:style-name="P4">Controls</text:p>
      <text:p text:style-name="P5">- Left click to bring up the menu</text:p>
      <text:p text:style-name="P5">- Pause will pause the program.</text:p>
      <text:p text:style-name="P6">- Resume will resume the program.</text:p>
      <text:p text:style-name="P6">- Restart will reset the program to it’s default state.</text:p>
      <text:p text:style-name="P6">- Toggle AI will toggle whether the second player is controlled by an AI or keyboard.</text:p>
      <text:p text:style-name="Text_20_body"/>
      <text:p text:style-name="P5">- Player One’s paddle is controlled with the arrow keys.</text:p>
      <text:p text:style-name="P5">- Player Two’s paddle is controlled with the WASD keys.</text:p>
      <text:p text:style-name="P2"><text:line-break/><text:soft-page-break/><draw:frame draw:style-name="fr1" draw:name="graphics1" text:anchor-type="as-char" svg:width="4.8752in" svg:height="3.8543in" draw:z-index="0"><draw:image xlink:href="https://lh4.googleusercontent.com/7OsizUpCZQQHCwW49RoCofYKZZUXRUcGvgplvKd4_ZKxRNJJy0qZp3ZdtgDZTQddUJzltWd99woxhjj_FJRCbnqMkVosW9RhKEMP7LEL47UMr-zZU_jaVRxxlA" xlink:type="simple" xlink:show="embed" xlink:actuate="onLoad"/></draw:frame><text:line-break/><draw:frame draw:style-name="fr1" draw:name="graphics2" text:anchor-type="as-char" svg:width="4.9374in" svg:height="3.8957in" draw:z-index="1"><draw:image xlink:href="https://lh4.googleusercontent.com/scxnHkJHpmER_uJn6wOFtxQ36dZYURaGp5txd3_5nnOaEVmidEiG2_kyQyKJIHKQiXSeX7eqJhpzTkq1y0ogqEcWuvYMrRr-3IJIFLoOnYDtZbAcbox6Ai1VHw" xlink:type="simple" xlink:show="embed" xlink:actuate="onLoad"/></draw:frame><text:line-break/><text:line-break/><text:soft-page-break/><draw:frame draw:style-name="fr1" draw:name="graphics3" text:anchor-type="as-char" svg:width="5.1354in" svg:height="4.0937in" draw:z-index="2"><draw:image xlink:href="https://lh6.googleusercontent.com/gKmwP-RkeiVcYddEQlE0mfbkgNKOEmnUizkJfxggBn5lHQdnfXozqSFn1fQX3UFxcZZM6OmPS1yenVCaF7A_ojNlWrWCYRFdm9Zqg8O9L2ZNmbhr4KGkzokBsw" xlink:type="simple" xlink:show="embed" xlink:actuate="onLoad"/></draw:frame><text:line-break/><text:line-break/><text:line-break/><text:line-break/><text:line-break/><text:line-break/></text:p>
      <text:p text:style-name="P4">Tech Manual</text:p>
      <text:p text:style-name="Text_20_body"/>
      <text:p text:style-name="P5">The biggest thing we had trouble with was getting the puck and paddles to collide in a realistic matter.  The pucks also felt difficult to control with realistic physics, this was because the paddles would keep moving once the user stopped attempting to control it.  While this was more realistic, we decided to make the paddles behave less realistically in order for them to be easy to control by the user.</text:p>
      <text:p text:style-name="Text_20_body"/>
      <text:p text:style-name="P5">If we were to do this project again, we would focus on the core physics more, instead of worrying about additional requirements such as camera control, sound, and high score table.  </text:p>
      <text:p text:style-name="Text_20_body"><text:span text:style-name="T1"><text:line-break/><text:line-break/><text:line-break/><text:line-break/><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4T01:29:31</meta:creation-date>
    <dc:date>2013-11-04T01:30:37</dc:date>
    <meta:editing-duration>P0D</meta:editing-duration>
    <meta:editing-cycles>1</meta:editing-cycles>
    <meta:document-statistic meta:table-count="0" meta:image-count="3" meta:object-count="0" meta:page-count="4" meta:paragraph-count="30" meta:word-count="350" meta:character-count="1960" meta:non-whitespace-character-count="1594"/>
    <meta:generator>LibreOffice/3.5$Linux_X86_64 LibreOffice_project/350m1$Build-2</meta:generator>
  </office:meta>
</office:document-meta>
</file>